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margin-top="0.0398in" fo:margin-bottom="0.0398in" style:contextual-spacing="false" fo:text-align="justify" style:justify-single-word="false"/>
    </style:style>
    <style:style style:name="P3" style:family="paragraph" style:parent-style-name="Standard" style:list-style-name="L1">
      <style:paragraph-properties fo:margin-top="0.0398in" fo:margin-bottom="0.0398in" style:contextual-spacing="false" fo:text-align="justify" style:justify-single-word="false"/>
    </style:style>
    <style:style style:name="P4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rsid="000008f4"/>
    </style:style>
    <style:style style:name="P5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rsid="000111c6" officeooo:paragraph-rsid="000111c6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rsid="000202fd" officeooo:paragraph-rsid="000202fd"/>
    </style:style>
    <style:style style:name="P7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rsid="0003800b" officeooo:paragraph-rsid="0003800b"/>
    </style:style>
    <style:style style:name="P8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rsid="0005b28f" officeooo:paragraph-rsid="00072946"/>
    </style:style>
    <style:style style:name="T1" style:family="text">
      <style:text-properties fo:color="#bf0041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72946"/>
    </style:style>
    <style:style style:name="T4" style:family="text">
      <style:text-properties officeooo:rsid="00088b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d</text:span>-Black Trees</text:p>
      <text:p text:style-name="P4"/>
      <text:p text:style-name="P2"><text:tab/>Red-Black Trees (RBT) sunt un tip de arbore binar de căutare autobalansat, folosit pentru a menține datele într-o structură ordonată și a asigura operații eficiente de căutare, inserare și ștergere în timp logaritmic, O(log n).</text:p>
      <text:p text:style-name="P2"/>
      <text:p text:style-name="P2"><text:bookmark-start text:name="__DdeLink__1_3250122112"/><text:tab/><text:span text:style-name="T2">Proprietăți</text:span>:</text:p>
      <text:list text:style-name="L1">
        <text:list-item>
          <text:p text:style-name="P3"><text:span text:style-name="T1">Culoarea nodurilor:</text:span> fiecare nod este fie roșu, fie negru;</text:p>
        </text:list-item>
        <text:list-item>
          <text:p text:style-name="P3"><text:span text:style-name="T1">Proprietatea rădăcinii: </text:span>rădăcina arborelui este întotdeauna neagră;</text:p>
        </text:list-item>
        <text:list-item>
          <text:p text:style-name="P3"><text:span text:style-name="T1">Regula nodurilor roșii:</text:span> dacă un nod este roșu, atunci ambii copii ai săi sunt negri (nu pot exista două noduri roșii consecutive);</text:p>
        </text:list-item>
        <text:list-item>
          <text:p text:style-name="P3"><text:span text:style-name="T1">Regula nodurilor negre:</text:span> pentru fiecare nod, toate drumurile de la acel nod la descendenții săi frunze conțin același număr de noduri negre (numit black-height);</text:p>
        </text:list-item>
        <text:list-item>
          <text:p text:style-name="P3"><text:span text:style-name="T1">Regula frunzelor:</text:span> toate frunzele (NIL/NULL) sunt considerate negre.<text:bookmark-end text:name="__DdeLink__1_3250122112"/></text:p>
        </text:list-item>
      </text:list>
      <text:p text:style-name="P2"/>
      <text:p text:style-name="P2"/>
      <text:p text:style-name="P5">Rotatia la stanga este utila cand avem dezechilibru pe partea dreapta si dorim sa readucem arborele intr-o forma echilibrata. (aici are probleme BST-ul → RBT le rezolva)</text:p>
      <text:p text:style-name="P5"/>
      <text:p text:style-name="P6">rotatie la stanga: </text:p>
      <text:p text:style-name="P6">y este fiul drept al lui x</text:p>
      <text:p text:style-name="P6">y urca pe pozitia lui x; y fiind mai mare decat x, x devine fiu stang al acestuia. </text:p>
      <text:p text:style-name="P6">Fiul stang al lui y este, de asemenea, mai mare decat x, deci acesta devine fiu drept pentru x;</text:p>
      <text:p text:style-name="P6"/>
      <text:p text:style-name="P6">rotatie la dreapta:</text:p>
      <text:p text:style-name="P6">y este fiul stang al lui x;</text:p>
      <text:p text:style-name="P6">y urca pe pozitia lui x; y fiind mai mic decat x, x devine fiu drept al acestuia</text:p>
      <text:p text:style-name="P6">fiul drept al lui y este, de asemenea, mai mic decat x, deci acesta devine fiu stang pentru x.</text:p>
      <text:p text:style-name="P6"/>
      <text:p text:style-name="P7">rebalansare dupa insert (fiecare nod nou are culoarea rosie → trebuie sa rebalansam, pentru ca nu putem avea doua noduri rosii consecutive)</text:p>
      <text:p text:style-name="P7">→ continuam atata timp cat parintele nodului curent este rosu</text:p>
      <text:p text:style-name="P7">→ bucla pentru ca operatiile de rebalansare pot propaga violatia in sus catre radacina (violatia regulii nr.4 – noduri rosii consecutive)</text:p>
      <text:p text:style-name="P7"/>
      <text:p text:style-name="P8">de ce inseram nod rosu? Pentru ca, in cazul in care este incalcat principiul nodurilor rosii, violatia este locala, in sensul ca vizeaza doua sau trei randuri; in schimb, <text:s/>daca am insera un nod negru, violatia ar fi globala (incalca principiul nodurilor negre) <text:s text:c="3"/></text:p>
      <text:p text:style-name="P8">→ <text:span text:style-name="T3">e mai usor de reparat incalcarea proprietatii nodurilor rosii</text:span></text:p>
      <text:p text:style-name="P8">→ <text:span text:style-name="T4">in cel mai rau caz: O(log n) operatii pentru reparare; pentru nodurile negre e O(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2:32:40.716266654</meta:creation-date>
    <dc:date>2025-06-05T18:44:28.995897724</dc:date>
    <meta:editing-duration>P1DT4H57M7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355" meta:character-count="2108" meta:non-whitespace-character-count="1771"/>
  </office:meta>
</office:document-meta>
</file>